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mem requests</text:p>
          </table:table-cell>
          <table:table-cell office:value-type="string">
            <text:p>time (sec)</text:p>
          </table:table-cell>
          <table:table-cell>
            <draw:frame table:end-cell-address="Sheet1.R34" table:end-x="0.6622in" table:end-y="0.0732in" draw:z-index="0" draw:style-name="gr1" svg:width="13.9583in" svg:height="5.876in" svg:x="0.0394in" svg:y="0.0417in">
              <draw:object draw:notify-on-update-of-ranges="Sheet1.A1:Sheet1.A1 Sheet1.A2:Sheet1.A370 Sheet1.B1:Sheet1.B1 Sheet1.B2:Sheet1.B3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6251">
            <text:p>19.9662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981787">
            <text:p>19.98178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275702">
            <text:p>21.2757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898703">
            <text:p>21.8987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521296">
            <text:p>22.5212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.253073">
            <text:p>23.2530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.855673">
            <text:p>23.85567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.479685">
            <text:p>24.47968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113388">
            <text:p>25.11338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827776">
            <text:p>25.82777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.487196">
            <text:p>26.48719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.101063">
            <text:p>27.10106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.726965">
            <text:p>27.7269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405647">
            <text:p>28.40564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.030069">
            <text:p>29.03006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.20772">
            <text:p>29.2077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203255">
            <text:p>30.20325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.739166">
            <text:p>30.73916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.232553">
            <text:p>31.23255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.026581">
            <text:p>32.02658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.677284">
            <text:p>32.67728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.219376">
            <text:p>33.21937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.940712">
            <text:p>33.94071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.5214">
            <text:p>34.521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.146988">
            <text:p>35.14698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5.923908">
            <text:p>35.92390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.477581">
            <text:p>36.47758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.056438">
            <text:p>37.05643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7.664165">
            <text:p>37.66416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.32576">
            <text:p>38.3257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.065044">
            <text:p>39.0650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.789562">
            <text:p>39.78956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383781">
            <text:p>40.38378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.923096">
            <text:p>40.92309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1.64473">
            <text:p>41.6447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.047333">
            <text:p>42.04733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.013107">
            <text:p>43.01310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.49707">
            <text:p>43.4970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4.151199">
            <text:p>44.15119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.588211">
            <text:p>44.5882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.279224">
            <text:p>45.27922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.584522">
            <text:p>45.58452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6.372158">
            <text:p>46.37215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.99955">
            <text:p>46.9995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7.528202">
            <text:p>47.5282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.034252">
            <text:p>48.03425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.507156">
            <text:p>48.50715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.087963">
            <text:p>49.08796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.912205">
            <text:p>49.91220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.395">
            <text:p>50.3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.391273">
            <text:p>50.39127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.521908">
            <text:p>49.5219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.914291">
            <text:p>48.91429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9.20998">
            <text:p>49.2099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.52433">
            <text:p>49.5243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.957348">
            <text:p>49.95734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0.675476">
            <text:p>50.67547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1.251022">
            <text:p>51.25102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.616413">
            <text:p>51.61641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2.134254">
            <text:p>52.1342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.835491">
            <text:p>35.83549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5.604389">
            <text:p>35.60438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5.934471">
            <text:p>35.93447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6.103844">
            <text:p>36.1038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.152096">
            <text:p>37.15209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.697403">
            <text:p>36.69740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6.94281">
            <text:p>36.9428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7.06419">
            <text:p>37.0641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7.356297">
            <text:p>37.35629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.785328">
            <text:p>36.78532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6.994759">
            <text:p>36.99475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.559635">
            <text:p>36.55963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8.280273">
            <text:p>38.28027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.637451">
            <text:p>39.63745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7.770924">
            <text:p>37.77092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.243149">
            <text:p>36.24314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6.874443">
            <text:p>36.87444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7.518818">
            <text:p>37.51881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7.229733">
            <text:p>37.22973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7.029251">
            <text:p>37.02925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.157776">
            <text:p>37.15777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.355213">
            <text:p>37.35521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.502029">
            <text:p>37.50202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7.918346">
            <text:p>37.91834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.11084">
            <text:p>38.110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.148247">
            <text:p>38.14824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8.447071">
            <text:p>38.44707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.586575">
            <text:p>38.5865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8.773472">
            <text:p>38.77347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9.275604">
            <text:p>39.2756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.51466">
            <text:p>39.5146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9.398815">
            <text:p>39.39881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.786667">
            <text:p>39.78666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.504158">
            <text:p>39.50415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.918148">
            <text:p>39.9181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.312046">
            <text:p>40.31204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.409336">
            <text:p>40.40933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.696964">
            <text:p>40.69696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.774384">
            <text:p>40.77438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1.008423">
            <text:p>41.00842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.254089">
            <text:p>41.25408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1.415302">
            <text:p>41.41530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1.695415">
            <text:p>41.69541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.965275">
            <text:p>41.96527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2.253941">
            <text:p>42.25394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2.55228">
            <text:p>42.5522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.846272">
            <text:p>42.84627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3.083336">
            <text:p>43.08333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.37302">
            <text:p>43.373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4.286533">
            <text:p>44.28653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3.948189">
            <text:p>43.94818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4.189091">
            <text:p>44.18909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4.422089">
            <text:p>44.42208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4.783566">
            <text:p>44.78356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5.011974">
            <text:p>45.01197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5.250748">
            <text:p>45.25074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5.522591">
            <text:p>45.52259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5.773266">
            <text:p>45.77326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017925">
            <text:p>46.01792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6.322289">
            <text:p>46.32228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7.271496">
            <text:p>47.27149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6.65823">
            <text:p>46.6582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6.854916">
            <text:p>46.85491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6.967159">
            <text:p>46.96715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7.24612">
            <text:p>47.246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7.291389">
            <text:p>47.29138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7.736977">
            <text:p>47.73697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7.972019">
            <text:p>47.9720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8.328152">
            <text:p>48.32815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8.576427">
            <text:p>48.57642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8.901501">
            <text:p>48.90150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9.257126">
            <text:p>49.25712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9.63308">
            <text:p>49.6330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9.921974">
            <text:p>49.92197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9.892738">
            <text:p>49.89273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0.31842">
            <text:p>50.3184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9.778419">
            <text:p>49.77841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0.168259">
            <text:p>50.16825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9.85025">
            <text:p>49.8502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0.036354">
            <text:p>50.03635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9.300034">
            <text:p>49.30003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1.759449">
            <text:p>51.75944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.54818">
            <text:p>49.5481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9.729008">
            <text:p>49.72900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9.265862">
            <text:p>49.26586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8.619946">
            <text:p>48.61994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9.319546">
            <text:p>49.3195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0.370651">
            <text:p>50.37065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1.831505">
            <text:p>51.83150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3.728107">
            <text:p>53.72810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5.825401">
            <text:p>55.82540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2.666782">
            <text:p>52.66678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0.359463">
            <text:p>50.35946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0.75061">
            <text:p>50.7506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0.620682">
            <text:p>50.62068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0.880947">
            <text:p>50.88094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1.029984">
            <text:p>51.02998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0.841644">
            <text:p>50.84164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0.478897">
            <text:p>50.47889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0.586952">
            <text:p>50.58695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.542942">
            <text:p>50.54294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0.669888">
            <text:p>50.6698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0.959049">
            <text:p>50.959049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1.176479">
            <text:p>51.17647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1.045052">
            <text:p>51.04505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1.275745">
            <text:p>51.27574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1.191757">
            <text:p>51.191757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1.550171">
            <text:p>51.55017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1.901993">
            <text:p>51.901993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2.107906">
            <text:p>52.10790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2.506016">
            <text:p>52.50601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2.676945">
            <text:p>52.67694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2.465923">
            <text:p>52.46592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3.20015">
            <text:p>53.2001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3.244316">
            <text:p>53.24431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2.922752">
            <text:p>52.9227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3.341621">
            <text:p>53.34162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3.590294">
            <text:p>53.59029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3.054188">
            <text:p>53.05418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3.224899">
            <text:p>53.22489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3.347939">
            <text:p>53.347939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3.647663">
            <text:p>53.64766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3.790241">
            <text:p>53.79024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4.135365">
            <text:p>54.13536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4.114723">
            <text:p>54.11472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4.43565">
            <text:p>54.4356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4.652657">
            <text:p>54.65265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4.777016">
            <text:p>54.77701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5.110844">
            <text:p>55.11084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4.996384">
            <text:p>54.99638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5.331703">
            <text:p>55.33170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5.474598">
            <text:p>55.47459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5.904453">
            <text:p>55.90445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5.904289">
            <text:p>55.90428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6.000973">
            <text:p>56.00097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6.350124">
            <text:p>56.35012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6.710388">
            <text:p>56.71038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7.112026">
            <text:p>57.11202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7.359787">
            <text:p>57.35978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7.856457">
            <text:p>57.85645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.25771">
            <text:p>58.2577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8.358273">
            <text:p>58.35827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8.343388">
            <text:p>58.34338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8.504532">
            <text:p>58.50453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8.330307">
            <text:p>58.33030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8.628067">
            <text:p>58.62806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8.916145">
            <text:p>58.916145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8.877262">
            <text:p>58.877262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8.949715">
            <text:p>58.94971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9.057346">
            <text:p>59.057346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.321609">
            <text:p>59.32160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9.489647">
            <text:p>79.48964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1.942833">
            <text:p>91.94283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1.783539">
            <text:p>91.78353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.927055">
            <text:p>91.92705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2.450256">
            <text:p>92.45025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93.383598">
            <text:p>93.38359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2.18306">
            <text:p>92.1830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2.664726">
            <text:p>92.66472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93.054237">
            <text:p>93.05423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.251343">
            <text:p>93.25134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3.30629">
            <text:p>93.3062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93.717804">
            <text:p>93.71780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3.896553">
            <text:p>93.89655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94.243172">
            <text:p>94.24317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4.493103">
            <text:p>94.4931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4.446556">
            <text:p>94.44655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4.277542">
            <text:p>94.27754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4.856209">
            <text:p>94.856209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4.987938">
            <text:p>94.98793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4.408707">
            <text:p>94.40870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4.356728">
            <text:p>94.3567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4.255974">
            <text:p>94.25597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4.307861">
            <text:p>94.30786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3.837242">
            <text:p>93.83724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3.79287">
            <text:p>93.79287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3.491318">
            <text:p>93.49131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3.406853">
            <text:p>93.40685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3.064835">
            <text:p>93.06483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2.647011">
            <text:p>92.6470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.344643">
            <text:p>92.34464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2.127876">
            <text:p>92.12787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1.354881">
            <text:p>91.354881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1.155777">
            <text:p>91.15577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1.163284">
            <text:p>91.16328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.838249">
            <text:p>90.83824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0.206528">
            <text:p>90.20652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0.224808">
            <text:p>90.224808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0.07251">
            <text:p>90.0725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0.059311">
            <text:p>90.05931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0.259315">
            <text:p>90.25931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0.513382">
            <text:p>90.51338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0.923782">
            <text:p>90.92378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1.496742">
            <text:p>91.49674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2.070602">
            <text:p>92.07060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1.987572">
            <text:p>91.98757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3.043694">
            <text:p>93.04369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2.258118">
            <text:p>92.258118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2.991356">
            <text:p>92.99135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2.438507">
            <text:p>92.43850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.595787">
            <text:p>91.595787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91.664383">
            <text:p>91.66438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1.789223">
            <text:p>91.78922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1.593414">
            <text:p>91.59341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2.307091">
            <text:p>92.30709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2.212692">
            <text:p>92.21269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2.134476">
            <text:p>92.13447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2.460945">
            <text:p>92.46094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2.076553">
            <text:p>92.076553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2.034142">
            <text:p>92.03414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2.476028">
            <text:p>92.476028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2.305107">
            <text:p>92.30510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2.914536">
            <text:p>92.91453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2.818192">
            <text:p>92.81819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2.695358">
            <text:p>92.69535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2.727798">
            <text:p>92.72779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3.075836">
            <text:p>93.07583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3.120415">
            <text:p>93.120415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3.249771">
            <text:p>93.24977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3.533188">
            <text:p>93.53318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3.722862">
            <text:p>93.72286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3.723892">
            <text:p>93.72389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3.638069">
            <text:p>93.638069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4.145523">
            <text:p>94.145523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4.116714">
            <text:p>94.11671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3.990982">
            <text:p>93.99098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.203316">
            <text:p>94.203316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3.921066">
            <text:p>93.92106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3.832092">
            <text:p>93.83209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2.825562">
            <text:p>92.82556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2.903831">
            <text:p>92.90383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1.927803">
            <text:p>91.92780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2.167465">
            <text:p>92.16746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1.524864">
            <text:p>91.52486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0.83741">
            <text:p>90.8374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0.447739">
            <text:p>90.447739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0.441864">
            <text:p>90.441864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0.523857">
            <text:p>90.523857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0.089409">
            <text:p>90.089409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89.47789">
            <text:p>89.4778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9.500946">
            <text:p>89.50094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9.831528">
            <text:p>89.83152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0.552246">
            <text:p>90.55224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91.141319">
            <text:p>91.141319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1.344437">
            <text:p>91.344437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1.414001">
            <text:p>91.41400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0.721519">
            <text:p>90.72151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91.143867">
            <text:p>91.14386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90.796341">
            <text:p>90.79634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90.945786">
            <text:p>90.945786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0.953552">
            <text:p>90.95355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90.988922">
            <text:p>90.98892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1.255127">
            <text:p>91.25512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1.577263">
            <text:p>91.57726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91.736603">
            <text:p>91.7366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2.0504">
            <text:p>92.0504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1.859985">
            <text:p>91.85998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1.618629">
            <text:p>91.618629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1.672325">
            <text:p>91.672325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91.26281">
            <text:p>91.2628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1.427933">
            <text:p>91.427933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1.703728">
            <text:p>91.70372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1.869576">
            <text:p>91.86957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1.533318">
            <text:p>91.53331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1.946609">
            <text:p>91.946609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2.062981">
            <text:p>92.06298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2.250984">
            <text:p>92.250984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2.448792">
            <text:p>92.44879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2.745735">
            <text:p>92.745735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2.668434">
            <text:p>92.66843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2.627792">
            <text:p>92.62779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92.936394">
            <text:p>92.93639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2.937653">
            <text:p>92.937653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3.069397">
            <text:p>93.069397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3.185066">
            <text:p>93.185066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3.124588">
            <text:p>93.12458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3.387901">
            <text:p>93.38790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3.913208">
            <text:p>93.91320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3.90863">
            <text:p>93.90863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4.231491">
            <text:p>94.23149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4.497169">
            <text:p>94.497169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4.514542">
            <text:p>94.51454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4.792816">
            <text:p>94.7928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5.070358">
            <text:p>95.070358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4.610466">
            <text:p>94.610466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3.622292">
            <text:p>93.622292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92.737923">
            <text:p>92.73792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92.219406">
            <text:p>92.21940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1.809776">
            <text:p>91.80977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1.375343">
            <text:p>91.37534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0.887344">
            <text:p>90.887344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1.874428">
            <text:p>91.87442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91.362991">
            <text:p>91.36299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91.293655">
            <text:p>91.29365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1.597">
            <text:p>91.5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1.591789">
            <text:p>91.591789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1.602943">
            <text:p>91.602943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1.938591">
            <text:p>91.93859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2.234161">
            <text:p>92.23416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2.304817">
            <text:p>92.304817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.946121">
            <text:p>91.94612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92.57267">
            <text:p>92.57267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2.867302">
            <text:p>92.8673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2.924202">
            <text:p>92.9242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2.258102">
            <text:p>92.25810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.833183">
            <text:p>91.833183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2.2463">
            <text:p>92.246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2.258591">
            <text:p>92.25859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2.385864">
            <text:p>92.38586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8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1T18:31:15</dc:date>
    <meta:document-statistic meta:table-count="1" meta:cell-count="74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55cm" svg:height="14.926cm" xlink:href=".." xlink:type="simple" chart:class="chart:bar" chart:style-name="ch1">
        <chart:title svg:x="14.826cm" svg:y="0.434cm" chart:style-name="ch2">
          <text:p>time taken vs mem requests</text:p>
        </chart:title>
        <chart:legend chart:legend-position="end" svg:x="33.111cm" svg:y="7.168cm" chart:style-name="ch3"/>
        <chart:plot-area chart:style-name="ch4" table:cell-range-address="Sheet1.A1:Sheet1.B370" chart:data-source-has-labels="both" svg:x="1.72cm" svg:y="2.107cm" svg:width="29.973cm" svg:height="11.54cm">
          <chartooo:coordinate-region svg:x="2.527cm" svg:y="2.306cm" svg:width="28.926cm" svg:height="10.296cm"/>
          <chart:axis chart:dimension="x" chart:name="primary-x" chart:style-name="ch5">
            <chart:title svg:x="15.498cm" svg:y="13.945cm" chart:style-name="ch6">
              <text:p># mem requests</text:p>
            </chart:title>
            <chart:categories table:cell-range-address="Sheet1.A2:Sheet1.A370"/>
          </chart:axis>
          <chart:axis chart:dimension="y" chart:name="primary-y" chart:style-name="ch7">
            <chart:title svg:x="0.451cm" svg:y="8.635cm" chart:style-name="ch8">
              <text:p>time (sec)</text:p>
            </chart:title>
            <chart:grid chart:style-name="ch9" chart:class="major"/>
          </chart:axis>
          <chart:series chart:style-name="ch10" chart:values-cell-range-address="Sheet1.B2:Sheet1.B370" chart:label-cell-address="Sheet1.B1:Sheet1.B1" chart:class="chart:bar">
            <chart:data-point chart:repeated="3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:Sheet1.A370</svg:desc>
                </draw:g>
              </table:table-cell>
              <table:table-cell office:value-type="float" office:value="19.966251">
                <text:p>19.966251</text:p>
                <draw:g>
                  <svg:desc>Sheet1.B2:Sheet1.B370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9.981787">
                <text:p>19.9817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275702">
                <text:p>21.275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98703">
                <text:p>21.898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21296">
                <text:p>22.521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53073">
                <text:p>23.25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855673">
                <text:p>23.855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79685">
                <text:p>24.479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113388">
                <text:p>25.113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827776">
                <text:p>25.827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487196">
                <text:p>26.487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01063">
                <text:p>27.101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726965">
                <text:p>27.726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405647">
                <text:p>28.405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030069">
                <text:p>29.030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20772">
                <text:p>29.20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203255">
                <text:p>30.203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739166">
                <text:p>30.739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232553">
                <text:p>31.232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26581">
                <text:p>32.026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677284">
                <text:p>32.677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219376">
                <text:p>33.219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940712">
                <text:p>33.940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214">
                <text:p>34.5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146988">
                <text:p>35.146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923908">
                <text:p>35.923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477581">
                <text:p>36.47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056438">
                <text:p>37.056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64165">
                <text:p>37.664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32576">
                <text:p>38.3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065044">
                <text:p>39.06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789562">
                <text:p>39.789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383781">
                <text:p>40.383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923096">
                <text:p>40.923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4473">
                <text:p>41.64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047333">
                <text:p>42.047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013107">
                <text:p>43.013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49707">
                <text:p>43.49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151199">
                <text:p>44.151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588211">
                <text:p>44.588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279224">
                <text:p>45.279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584522">
                <text:p>45.584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372158">
                <text:p>46.372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.99955">
                <text:p>46.99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528202">
                <text:p>47.528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034252">
                <text:p>48.034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507156">
                <text:p>48.507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087963">
                <text:p>49.087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912205">
                <text:p>49.912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395">
                <text:p>50.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391273">
                <text:p>50.391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521908">
                <text:p>49.52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914291">
                <text:p>48.914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20998">
                <text:p>49.20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52433">
                <text:p>49.52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957348">
                <text:p>49.957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675476">
                <text:p>50.675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251022">
                <text:p>51.251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16413">
                <text:p>51.616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134254">
                <text:p>52.134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835491">
                <text:p>35.835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604389">
                <text:p>35.604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934471">
                <text:p>35.934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103844">
                <text:p>36.103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152096">
                <text:p>37.152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697403">
                <text:p>36.697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94281">
                <text:p>36.94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06419">
                <text:p>37.06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356297">
                <text:p>37.356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.785328">
                <text:p>36.785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.994759">
                <text:p>36.99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559635">
                <text:p>36.559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280273">
                <text:p>38.280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.637451">
                <text:p>39.637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770924">
                <text:p>37.770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243149">
                <text:p>36.243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874443">
                <text:p>36.874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518818">
                <text:p>37.518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229733">
                <text:p>37.2297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029251">
                <text:p>37.029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.157776">
                <text:p>37.157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355213">
                <text:p>37.355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502029">
                <text:p>37.502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918346">
                <text:p>37.918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.11084">
                <text:p>38.11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148247">
                <text:p>38.148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447071">
                <text:p>38.447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586575">
                <text:p>38.586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773472">
                <text:p>38.773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275604">
                <text:p>39.275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1466">
                <text:p>39.51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398815">
                <text:p>39.398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786667">
                <text:p>39.78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504158">
                <text:p>39.504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918148">
                <text:p>39.918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312046">
                <text:p>40.312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409336">
                <text:p>40.409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696964">
                <text:p>40.6969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774384">
                <text:p>40.774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08423">
                <text:p>41.008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254089">
                <text:p>41.254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15302">
                <text:p>41.415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695415">
                <text:p>41.695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965275">
                <text:p>41.965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253941">
                <text:p>42.253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55228">
                <text:p>42.55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846272">
                <text:p>42.846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083336">
                <text:p>43.083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37302">
                <text:p>43.373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286533">
                <text:p>44.2865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.948189">
                <text:p>43.948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189091">
                <text:p>44.18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422089">
                <text:p>44.422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783566">
                <text:p>44.783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011974">
                <text:p>45.011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.250748">
                <text:p>45.250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522591">
                <text:p>45.522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.773266">
                <text:p>45.773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017925">
                <text:p>46.017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322289">
                <text:p>46.322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271496">
                <text:p>47.271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.65823">
                <text:p>46.65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854916">
                <text:p>46.8549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967159">
                <text:p>46.967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24612">
                <text:p>47.246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291389">
                <text:p>47.291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736977">
                <text:p>47.7369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.972019">
                <text:p>47.972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328152">
                <text:p>48.328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576427">
                <text:p>48.5764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901501">
                <text:p>48.9015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257126">
                <text:p>49.257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63308">
                <text:p>49.63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921974">
                <text:p>49.9219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.892738">
                <text:p>49.892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31842">
                <text:p>50.318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.778419">
                <text:p>49.778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.168259">
                <text:p>50.168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.85025">
                <text:p>49.85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.036354">
                <text:p>50.0363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.300034">
                <text:p>49.300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759449">
                <text:p>51.759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.54818">
                <text:p>49.548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729008">
                <text:p>49.729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265862">
                <text:p>49.2658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619946">
                <text:p>48.6199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319546">
                <text:p>49.319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.370651">
                <text:p>50.3706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.831505">
                <text:p>51.831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728107">
                <text:p>53.728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825401">
                <text:p>55.825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66782">
                <text:p>52.666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.359463">
                <text:p>50.359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.75061">
                <text:p>50.75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.620682">
                <text:p>50.620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.880947">
                <text:p>50.880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.029984">
                <text:p>51.029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.841644">
                <text:p>50.84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.478897">
                <text:p>50.4788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586952">
                <text:p>50.586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.542942">
                <text:p>50.542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.669888">
                <text:p>50.669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959049">
                <text:p>50.9590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.176479">
                <text:p>51.176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.045052">
                <text:p>51.0450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.275745">
                <text:p>51.2757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191757">
                <text:p>51.1917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550171">
                <text:p>51.550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901993">
                <text:p>51.901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07906">
                <text:p>52.107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06016">
                <text:p>52.506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676945">
                <text:p>52.6769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465923">
                <text:p>52.465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20015">
                <text:p>53.20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244316">
                <text:p>53.2443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922752">
                <text:p>52.922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341621">
                <text:p>53.3416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590294">
                <text:p>53.5902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054188">
                <text:p>53.054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224899">
                <text:p>53.224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.347939">
                <text:p>53.347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.647663">
                <text:p>53.647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.790241">
                <text:p>53.7902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135365">
                <text:p>54.135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114723">
                <text:p>54.114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43565">
                <text:p>54.43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652657">
                <text:p>54.652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777016">
                <text:p>54.777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.110844">
                <text:p>55.1108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996384">
                <text:p>54.996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331703">
                <text:p>55.331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474598">
                <text:p>55.4745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.904453">
                <text:p>55.904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904289">
                <text:p>55.9042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.000973">
                <text:p>56.000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.350124">
                <text:p>56.350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.710388">
                <text:p>56.710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112026">
                <text:p>57.112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359787">
                <text:p>57.3597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856457">
                <text:p>57.856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25771">
                <text:p>58.257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.358273">
                <text:p>58.3582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.343388">
                <text:p>58.343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.504532">
                <text:p>58.50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330307">
                <text:p>58.3303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628067">
                <text:p>58.628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916145">
                <text:p>58.9161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877262">
                <text:p>58.877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949715">
                <text:p>58.9497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057346">
                <text:p>59.0573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321609">
                <text:p>59.3216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489647">
                <text:p>79.4896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1.942833">
                <text:p>91.9428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1.783539">
                <text:p>91.7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.927055">
                <text:p>91.927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2.450256">
                <text:p>92.450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.383598">
                <text:p>93.3835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.18306">
                <text:p>92.183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.664726">
                <text:p>92.6647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3.054237">
                <text:p>93.054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3.251343">
                <text:p>93.2513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3.30629">
                <text:p>93.306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3.717804">
                <text:p>93.717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.896553">
                <text:p>93.8965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.243172">
                <text:p>94.243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493103">
                <text:p>94.493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446556">
                <text:p>94.446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.277542">
                <text:p>94.2775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856209">
                <text:p>94.8562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.987938">
                <text:p>94.9879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408707">
                <text:p>94.408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356728">
                <text:p>94.3567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255974">
                <text:p>94.255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4.307861">
                <text:p>94.3078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.837242">
                <text:p>93.8372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.79287">
                <text:p>93.792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491318">
                <text:p>93.491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.406853">
                <text:p>93.406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064835">
                <text:p>93.0648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.647011">
                <text:p>92.6470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.344643">
                <text:p>92.3446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2.127876">
                <text:p>92.127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1.354881">
                <text:p>91.3548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.155777">
                <text:p>91.1557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.163284">
                <text:p>91.163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.838249">
                <text:p>90.8382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206528">
                <text:p>90.206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224808">
                <text:p>90.2248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.07251">
                <text:p>90.072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.059311">
                <text:p>90.0593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.259315">
                <text:p>90.2593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.513382">
                <text:p>90.5133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.923782">
                <text:p>90.9237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.496742">
                <text:p>91.496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.070602">
                <text:p>92.070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1.987572">
                <text:p>91.9875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.043694">
                <text:p>93.0436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.258118">
                <text:p>92.258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2.991356">
                <text:p>92.991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.438507">
                <text:p>92.4385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.595787">
                <text:p>91.5957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664383">
                <text:p>91.6643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.789223">
                <text:p>91.7892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1.593414">
                <text:p>91.593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.307091">
                <text:p>92.3070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212692">
                <text:p>92.2126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2.134476">
                <text:p>92.1344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.460945">
                <text:p>92.4609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2.076553">
                <text:p>92.0765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.034142">
                <text:p>92.0341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476028">
                <text:p>92.4760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.305107">
                <text:p>92.3051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2.914536">
                <text:p>92.9145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.818192">
                <text:p>92.8181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.695358">
                <text:p>92.695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.727798">
                <text:p>92.7277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.075836">
                <text:p>93.0758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120415">
                <text:p>93.1204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3.249771">
                <text:p>93.249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.533188">
                <text:p>93.533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3.722862">
                <text:p>93.7228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.723892">
                <text:p>93.7238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3.638069">
                <text:p>93.6380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.145523">
                <text:p>94.1455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.116714">
                <text:p>94.1167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3.990982">
                <text:p>93.990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4.203316">
                <text:p>94.2033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921066">
                <text:p>93.921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832092">
                <text:p>93.832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.825562">
                <text:p>92.8255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903831">
                <text:p>92.9038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.927803">
                <text:p>91.9278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167465">
                <text:p>92.167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1.524864">
                <text:p>91.524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83741">
                <text:p>90.837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447739">
                <text:p>90.4477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441864">
                <text:p>90.4418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.523857">
                <text:p>90.5238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.089409">
                <text:p>90.0894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9.47789">
                <text:p>89.477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.500946">
                <text:p>89.5009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9.831528">
                <text:p>89.8315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.552246">
                <text:p>90.552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1.141319">
                <text:p>91.1413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.344437">
                <text:p>91.3444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1.414001">
                <text:p>91.414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.721519">
                <text:p>90.721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.143867">
                <text:p>91.1438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0.796341">
                <text:p>90.7963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.945786">
                <text:p>90.9457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.953552">
                <text:p>90.9535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.988922">
                <text:p>90.988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1.255127">
                <text:p>91.2551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.577263">
                <text:p>91.577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1.736603">
                <text:p>91.7366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2.0504">
                <text:p>92.05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1.859985">
                <text:p>91.8599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.618629">
                <text:p>91.6186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.672325">
                <text:p>91.6723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1.26281">
                <text:p>91.262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1.427933">
                <text:p>91.4279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1.703728">
                <text:p>91.7037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.869576">
                <text:p>91.8695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.533318">
                <text:p>91.533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.946609">
                <text:p>91.9466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2.062981">
                <text:p>92.062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2.250984">
                <text:p>92.2509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.448792">
                <text:p>92.4487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.745735">
                <text:p>92.745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.668434">
                <text:p>92.6684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.627792">
                <text:p>92.6277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.936394">
                <text:p>92.936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937653">
                <text:p>92.9376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069397">
                <text:p>93.0693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.185066">
                <text:p>93.185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124588">
                <text:p>93.1245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387901">
                <text:p>93.3879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913208">
                <text:p>93.9132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.90863">
                <text:p>93.908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4.231491">
                <text:p>94.2314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497169">
                <text:p>94.49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514542">
                <text:p>94.514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4.792816">
                <text:p>94.7928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.070358">
                <text:p>95.0703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4.610466">
                <text:p>94.6104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3.622292">
                <text:p>93.622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2.737923">
                <text:p>92.7379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2.219406">
                <text:p>92.2194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1.809776">
                <text:p>91.8097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.375343">
                <text:p>91.375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.887344">
                <text:p>90.8873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.874428">
                <text:p>91.8744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.362991">
                <text:p>91.362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1.293655">
                <text:p>91.2936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.597">
                <text:p>91.5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.591789">
                <text:p>91.5917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.602943">
                <text:p>91.6029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.938591">
                <text:p>91.938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.234161">
                <text:p>92.2341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.304817">
                <text:p>92.3048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.946121">
                <text:p>91.9461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.57267">
                <text:p>92.572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2.867302">
                <text:p>92.8673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2.924202">
                <text:p>92.9242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2.258102">
                <text:p>92.2581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833183">
                <text:p>91.833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2.2463">
                <text:p>92.24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.258591">
                <text:p>92.2585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385864">
                <text:p>92.385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